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Ubuntu Mono" fo:font-weight="normal" style:font-size-asian="24pt" style:font-size-complex="24pt"/>
    </style:style>
    <style:style style:name="T1" style:family="text">
      <style:text-properties style:font-name="Ubuntu Mono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ash course: GDB, Listings, HexDump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D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GDB stands for GNU debugger.</text:p>
              </text:list-item>
              <text:list-item>
                <text:p/>
              </text:list-item>
              <text:list-item>
                <text:p>GDB allows you to see the contents of registers while executing a program</text:p>
              </text:list-item>
              <text:list-item>
                <text:p/>
              </text:list-item>
              <text:list-item>
                <text:p>We have to compile or assemble with an extra option in order step line by line through the assemb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code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list>
                  <text:list-header>
                    <text:p>Let’s recycle our simple arithmetic program:</text:p>
                  </text:list-header>
                  <text:list-item>
                    <text:p><text:span text:style-name="T1"/></text:p>
                  </text:list-item>
                  <text:list-item>
                    <text:p><text:span text:style-name="T1">int main (void){</text:span></text:p>
                  </text:list-item>
                  <text:list-item>
                    <text:p><text:span text:style-name="T1">int a = 2;</text:span></text:p>
                  </text:list-item>
                  <text:list-item>
                    <text:p><text:span text:style-name="T1">int b = 3;</text:span></text:p>
                  </text:list-item>
                  <text:list-item>
                    <text:p><text:span text:style-name="T1">int c = a+b;</text:span></text:p>
                  </text:list-item>
                  <text:list-item>
                    <text:p><text:span text:style-name="T1">return c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  <text:p><text:span text:style-name="T1">main:</text:span></text:p>
              </text:list-item>
              <text:list-item>
                <text:p><text:span text:style-name="T1">sub</text:span><text:span text:style-name="T1"><text:tab/></text:span><text:span text:style-name="T1">sp, sp, #16</text:span></text:p>
              </text:list-item>
              <text:list-item>
                <text:p><text:span text:style-name="T1">mov</text:span><text:span text:style-name="T1"><text:tab/></text:span><text:span text:style-name="T1">w0, 2</text:span></text:p>
              </text:list-item>
              <text:list-item>
                <text:p><text:span text:style-name="T1">str</text:span><text:span text:style-name="T1"><text:tab/></text:span><text:span text:style-name="T1">w0, [sp, 4]</text:span></text:p>
              </text:list-item>
              <text:list-item>
                <text:p><text:span text:style-name="T1">mov</text:span><text:span text:style-name="T1"><text:tab/></text:span><text:span text:style-name="T1">w0, 3</text:span></text:p>
              </text:list-item>
              <text:list-item>
                <text:p><text:span text:style-name="T1">str</text:span><text:span text:style-name="T1"><text:tab/></text:span><text:span text:style-name="T1">w0, [sp, 8]</text:span></text:p>
              </text:list-item>
              <text:list-item>
                <text:p><text:span text:style-name="T1">ldr</text:span><text:span text:style-name="T1"><text:tab/></text:span><text:span text:style-name="T1">w1, [sp, 4]</text:span></text:p>
              </text:list-item>
              <text:list-item>
                <text:p><text:span text:style-name="T1">ldr</text:span><text:span text:style-name="T1"><text:tab/></text:span><text:span text:style-name="T1">w0, [sp, 8]</text:span></text:p>
              </text:list-item>
              <text:list-item>
                <text:p><text:span text:style-name="T1">add</text:span><text:span text:style-name="T1"><text:tab/></text:span><text:span text:style-name="T1">w0, w1, w0</text:span></text:p>
              </text:list-item>
              <text:list-item>
                <text:p><text:span text:style-name="T1">str</text:span><text:span text:style-name="T1"><text:tab/></text:span><text:span text:style-name="T1">w0, [sp, 12]</text:span></text:p>
              </text:list-item>
              <text:list-item>
                <text:p><text:span text:style-name="T1">ldr</text:span><text:span text:style-name="T1"><text:tab/></text:span><text:span text:style-name="T1">w0, [sp, 12]</text:span></text:p>
              </text:list-item>
              <text:list-item>
                <text:p><text:span text:style-name="T1">add</text:span><text:span text:style-name="T1"><text:tab/></text:span><text:span text:style-name="T1">sp, sp, 16</text:span></text:p>
              </text:list-item>
              <text:list-item>
                <text:p><text:span text:style-name="T1">ret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 can assemble and link with debugging: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ssemble: “as -g main.s -o main.o”</text:p>
              </text:list-item>
              <text:list-item>
                <text:p>Link: “gcc -g main.o -o main”</text:p>
              </text:list-item>
              <text:list-item>
                <text:p>Then execute with “./main”.</text:p>
              </text:list-item>
              <text:list-item>
                <text:p>Run GDB: “gdb main”</text:p>
              </text:list-item>
              <text:list-item>
                <text:p>See the source: “list”</text:p>
              </text:list-item>
              <text:list-item>
                <text:p>Set a breakpoint: “break main”</text:p>
              </text:list-item>
              <text:list-item>
                <text:p>Step: “step”</text:p>
              </text:list-item>
              <text:list-item>
                <text:p>Register info: “info register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duce a listing fi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“as -a main.s &gt; main.lst”</text:p>
              </text:list-item>
              <text:list-item>
                <text:p/>
              </text:list-item>
              <text:list-item>
                <text:p>The &gt; is a “pipe” and directs the output of the “as – a main.s” command to a file called “main.lst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sting output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<text:s text:c="3"/></text:span><text:span text:style-name="T1">7 <text:s text:c="13"/></text:span><text:span text:style-name="T1"><text:tab/></text:span><text:span text:style-name="T1">main:</text:span></text:p>
              </text:list-item>
              <text:list-item>
                <text:p text:style-name="P2"><text:span text:style-name="T1"><text:s text:c="3"/></text:span><text:span text:style-name="T1">8 0000 FF4300D1 </text:span><text:span text:style-name="T1"><text:tab/></text:span><text:span text:style-name="T1"><text:tab/></text:span><text:span text:style-name="T1">sub</text:span><text:span text:style-name="T1"><text:tab/></text:span><text:span text:style-name="T1">sp, sp, #16</text:span></text:p>
              </text:list-item>
              <text:list-item>
                <text:p text:style-name="P2"><text:span text:style-name="T1"><text:s text:c="3"/></text:span><text:span text:style-name="T1">9 0004 40008052 </text:span><text:span text:style-name="T1"><text:tab/></text:span><text:span text:style-name="T1"><text:tab/></text:span><text:span text:style-name="T1">mov</text:span><text:span text:style-name="T1"><text:tab/></text:span><text:span text:style-name="T1">w0, 2</text:span></text:p>
              </text:list-item>
              <text:list-item>
                <text:p text:style-name="P2"><text:span text:style-name="T1"><text:s text:c="2"/></text:span><text:span text:style-name="T1">10 0008 E00700B9 </text:span><text:span text:style-name="T1"><text:tab/></text:span><text:span text:style-name="T1"><text:tab/></text:span><text:span text:style-name="T1">str</text:span><text:span text:style-name="T1"><text:tab/></text:span><text:span text:style-name="T1">w0, [sp, 4]</text:span></text:p>
              </text:list-item>
              <text:list-item>
                <text:p text:style-name="P2"><text:span text:style-name="T1"><text:s text:c="2"/></text:span><text:span text:style-name="T1">11 000c 60008052 </text:span><text:span text:style-name="T1"><text:tab/></text:span><text:span text:style-name="T1"><text:tab/></text:span><text:span text:style-name="T1">mov</text:span><text:span text:style-name="T1"><text:tab/></text:span><text:span text:style-name="T1">w0, 3</text:span></text:p>
              </text:list-item>
              <text:list-item>
                <text:p text:style-name="P2"><text:span text:style-name="T1"><text:s text:c="2"/></text:span><text:span text:style-name="T1">12 0010 E00B00B9 </text:span><text:span text:style-name="T1"><text:tab/></text:span><text:span text:style-name="T1"><text:tab/></text:span><text:span text:style-name="T1">str</text:span><text:span text:style-name="T1"><text:tab/></text:span><text:span text:style-name="T1">w0, [sp, 8]</text:span></text:p>
              </text:list-item>
              <text:list-item>
                <text:p text:style-name="P2"><text:span text:style-name="T1"><text:s text:c="2"/></text:span><text:span text:style-name="T1">13 0014 E10740B9 </text:span><text:span text:style-name="T1"><text:tab/></text:span><text:span text:style-name="T1"><text:tab/></text:span><text:span text:style-name="T1">ldr</text:span><text:span text:style-name="T1"><text:tab/></text:span><text:span text:style-name="T1">w1, [sp, 4]</text:span></text:p>
              </text:list-item>
              <text:list-item>
                <text:p text:style-name="P2"><text:span text:style-name="T1"><text:s text:c="2"/></text:span><text:span text:style-name="T1">14 0018 E00B40B9 </text:span><text:span text:style-name="T1"><text:tab/></text:span><text:span text:style-name="T1"><text:tab/></text:span><text:span text:style-name="T1">ldr</text:span><text:span text:style-name="T1"><text:tab/></text:span><text:span text:style-name="T1">w0, [sp, 8]</text:span></text:p>
              </text:list-item>
              <text:list-item>
                <text:p text:style-name="P2"><text:span text:style-name="T1"><text:s text:c="2"/></text:span><text:span text:style-name="T1">15 001c 2000000B </text:span><text:span text:style-name="T1"><text:tab/></text:span><text:span text:style-name="T1"><text:tab/></text:span><text:span text:style-name="T1">add</text:span><text:span text:style-name="T1"><text:tab/></text:span><text:span text:style-name="T1">w0, w1, w0</text:span></text:p>
              </text:list-item>
              <text:list-item>
                <text:p text:style-name="P2"><text:span text:style-name="T1"><text:s text:c="2"/></text:span><text:span text:style-name="T1">16 0020 E00F00B9 </text:span><text:span text:style-name="T1"><text:tab/></text:span><text:span text:style-name="T1"><text:tab/></text:span><text:span text:style-name="T1">str</text:span><text:span text:style-name="T1"><text:tab/></text:span><text:span text:style-name="T1">w0, [sp, 12]</text:span></text:p>
              </text:list-item>
              <text:list-item>
                <text:p text:style-name="P2"><text:span text:style-name="T1"><text:s text:c="2"/></text:span><text:span text:style-name="T1">17 0024 E00F40B9 </text:span><text:span text:style-name="T1"><text:tab/></text:span><text:span text:style-name="T1"><text:tab/></text:span><text:span text:style-name="T1">ldr</text:span><text:span text:style-name="T1"><text:tab/></text:span><text:span text:style-name="T1">w0, [sp, 12]</text:span></text:p>
              </text:list-item>
              <text:list-item>
                <text:p text:style-name="P2"><text:span text:style-name="T1"><text:s text:c="2"/></text:span><text:span text:style-name="T1">18 0028 FF430091 </text:span><text:span text:style-name="T1"><text:tab/></text:span><text:span text:style-name="T1"><text:tab/></text:span><text:span text:style-name="T1">add</text:span><text:span text:style-name="T1"><text:tab/></text:span><text:span text:style-name="T1">sp, sp, 16</text:span></text:p>
              </text:list-item>
              <text:list-item>
                <text:p text:style-name="P2"><text:span text:style-name="T1"><text:s text:c="2"/></text:span><text:span text:style-name="T1">19 002c C0035FD6 </text:span><text:span text:style-name="T1"><text:tab/></text:span><text:span text:style-name="T1"><text:tab/></text:span><text:span text:style-name="T1">r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3T14:51:01.545129380</meta:creation-date>
    <meta:editing-duration>PT1H9M49S</meta:editing-duration>
    <meta:editing-cycles>6</meta:editing-cycles>
    <meta:generator>LibreOffice/6.0.7.3$Linux_X86_64 LibreOffice_project/00m0$Build-3</meta:generator>
    <dc:title>Alizarin</dc:title>
    <dc:date>2020-08-23T16:41:13.688426611</dc:date>
    <meta:document-statistic meta:object-count="65"/>
  </office:meta>
</office:document-meta>
</file>